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1" table:default-cell-style-name="Default"/>
        <table:table-column table:style-name="co5" table:number-columns-repeated="1008" table:default-cell-style-name="Default"/>
        <table:table-row table:style-name="ro1">
          <table:table-cell office:value-type="string" calcext:value-type="string">
            <text:p>exit</text:p>
          </table:table-cell>
          <table:table-cell table:number-columns-repeated="15"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6"/>
          <table:table-cell office:value-type="string" calcext:value-type="string">
            <text:p>rusty dagger</text:p>
          </table:table-cell>
          <table:table-cell table:number-columns-repeated="7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uard station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stream</text:p>
          </table:table-cell>
          <table:table-cell table:number-columns-repeated="13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w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4"/>
          <table:table-cell office:value-type="string" calcext:value-type="string">
            <text:p>guard station</text:p>
          </table:table-cell>
          <table:table-cell table:number-columns-repeated="1008"/>
        </table:table-row>
        <table:table-row table:style-name="ro1">
          <table:table-cell table:number-columns-repeated="6" office:value-type="string" calcext:value-type="string">
            <text:p>wall</text:p>
          </table:table-cell>
          <table:table-cell office:value-type="string" calcext:value-type="string">
            <text:p>guard station</text:p>
          </table:table-cell>
          <table:table-cell table:number-columns-repeated="9" office:value-type="string" calcext:value-type="string">
            <text:p>wall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02:55.885395065</meta:creation-date>
    <dc:date>2017-11-14T12:45:07.701374217</dc:date>
    <meta:editing-duration>PT2H31M59S</meta:editing-duration>
    <meta:editing-cycles>5</meta:editing-cycles>
    <meta:generator>LibreOffice/5.4.2.2.0$Linux_X86_64 LibreOffice_project/40m0$Build-2</meta:generator>
    <meta:document-statistic meta:table-count="1" meta:cell-count="62" meta:object-count="0"/>
  </office:meta>
</office:document-meta>
</file>